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e4e1" draw:textarea-horizontal-align="justify" draw:textarea-vertical-align="middle" draw:auto-grow-height="false" fo:min-height="0.202cm" fo:min-width="6.451cm"/>
    </style:style>
    <style:style style:name="gr2" style:family="graphic" style:parent-style-name="standard">
      <style:graphic-properties draw:fill="solid" draw:fill-color="#8fbc8f" draw:textarea-horizontal-align="justify" draw:textarea-vertical-align="middle" draw:auto-grow-height="false" fo:min-height="0.202cm" fo:min-width="3.452cm"/>
    </style:style>
    <style:style style:name="gr3" style:family="graphic" style:parent-style-name="standard">
      <style:graphic-properties draw:fill="solid" draw:fill-color="#d3d3d3" draw:textarea-horizontal-align="justify" draw:textarea-vertical-align="middle" draw:auto-grow-height="false" fo:min-height="0.202cm" fo:min-width="4.95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  <style:paragraph-properties style:writing-mode="lr-tb"/>
    </style:style>
    <style:style style:name="pr1" style:family="presentation" style:parent-style-name="Padrão-subtitle">
      <style:graphic-properties draw:fill-color="#ffffff" fo:min-height="9.134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ffe4e1"/>
      <style:paragraph-properties fo:text-align="center"/>
    </style:style>
    <style:style style:name="P3" style:family="paragraph">
      <loext:graphic-properties draw:fill="solid" draw:fill-color="#8fbc8f"/>
      <style:paragraph-properties fo:text-align="center"/>
    </style:style>
    <style:style style:name="P4" style:family="paragraph">
      <loext:graphic-properties draw:fill="solid" draw:fill-color="#d3d3d3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>
        <style:tab-stops/>
      </style:paragraph-properties>
    </style:style>
    <style:style style:name="P9" style:family="paragraph">
      <loext:graphic-properties draw:fill="none" draw:fill-color="#ffffff"/>
      <style:paragraph-properties>
        <style:tab-stops/>
      </style:paragraph-properties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9.134cm" svg:x="1.4cm" svg:y="3.685cm" presentation:class="subtitle" presentation:user-transformed="true">
          <draw:text-box>
            <text:p>EM QUE POSSO MELHORAR NA MINHA</text:p>
            <text:p>FLORICULTURA?</text:p>
          </draw:text-box>
        </draw:frame>
        <draw:custom-shape draw:style-name="gr1" draw:text-style-name="P2" draw:layer="layout" svg:width="6.999cm" svg:height="0.5cm" svg:x="0.001cm" svg:y="0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0.5cm" svg:x="0cm" svg:y="1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5cm" svg:height="0.5cm" svg:x="0cm" svg:y="0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custom-shape draw:style-name="gr1" draw:text-style-name="P2" draw:layer="layout" svg:width="6.999cm" svg:height="0.5cm" svg:x="0.001cm" svg:y="0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0.5cm" svg:x="0cm" svg:y="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5cm" svg:height="0.5cm" svg:x="0cm" svg:y="0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19.5cm" svg:height="3.766cm" svg:x="4.5cm" svg:y="6.194cm">
          <draw:text-box>
            <text:p text:style-name="P5">Catálogo personalizado, expondo os produtos com imagens realistas, com todos os detalhes, valores, fazendo com que o seu cliente conheça o seu produto, o que você produz.</text:p>
            <text:p text:style-name="P5">Fazendo com que o cliente tenha uma ideia</text:p>
            <text:p text:style-name="P5">Do resultado final do produto.</text:p>
          </draw:text-box>
        </draw:frame>
        <draw:frame draw:style-name="gr6" draw:text-style-name="P6" draw:layer="layout" svg:width="10.658cm" svg:height="0.962cm" svg:x="9cm" svg:y="2.5cm">
          <draw:text-box>
            <text:p>PORTFÓLIO FLORICULTURA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custom-shape draw:style-name="gr1" draw:text-style-name="P2" draw:layer="layout" svg:width="6.999cm" svg:height="0.5cm" svg:x="0.001cm" svg:y="0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0.5cm" svg:x="0cm" svg:y="1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5cm" svg:height="0.5cm" svg:x="0cm" svg:y="0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0.663cm" svg:height="0.954cm" svg:x="5.5cm" svg:y="8cm">
          <draw:text-box>
            <text:p><text:s/></text:p>
          </draw:text-box>
        </draw:frame>
        <draw:frame draw:style-name="gr7" draw:text-style-name="P6" draw:layer="layout" svg:width="23.252cm" svg:height="7.984cm" svg:x="1cm" svg:y="5.38cm">
          <draw:text-box>
            <text:p>º Dificuldade de achar um contato da floricultura, pois não encontra o Instagram </text:p>
            <text:p>ou telefone de contato;</text:p>
            <text:p/>
            <text:p>º Compras às cegas, o cliente não tem ideia de como o arranjo, </text:p>
            <text:p>buquê, painel irá ser entregue;</text:p>
            <text:p/>
            <text:p>º Deslocamento do cliente até a floricultura, para tirar apenas algumas dúvidas de valores</text:p>
            <text:p>Ou até mesmo para ver algum exemplo do que ele quer;</text:p>
            <text:p/>
            <text:p>º Dificuldade em realizar relatórios de vendas.</text:p>
            <text:p/>
          </draw:text-box>
        </draw:frame>
        <draw:frame draw:style-name="gr7" draw:text-style-name="P6" draw:layer="layout" svg:width="5.116cm" svg:height="0.954cm" svg:x="11.5cm" svg:y="1.5cm">
          <draw:text-box>
            <text:p>DIFICULDADE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custom-shape draw:style-name="gr1" draw:text-style-name="P2" draw:layer="layout" svg:width="6.999cm" svg:height="0.5cm" svg:x="0.001cm" svg:y="0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0.5cm" svg:x="0cm" svg:y="1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5cm" svg:height="0.5cm" svg:x="0cm" svg:y="0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9.625cm" svg:height="0.954cm" svg:x="9.274cm" svg:y="1.038cm">
          <draw:text-box>
            <text:p text:style-name="P7">POR QUE TER UM PORTFÓLIO?</text:p>
          </draw:text-box>
        </draw:frame>
        <draw:frame draw:style-name="gr8" draw:text-style-name="P6" draw:layer="layout" svg:width="19.939cm" svg:height="8.695cm" svg:x="1.061cm" svg:y="5cm">
          <draw:text-box>
            <text:p>º Contato de fácil acesso, fazendo com que o cliente possa estar entrando em contato a qualquer momento para tirar dúvidas;</text:p>
            <text:p/>
            <text:p>º Terá acesso à várias opções de compras;</text:p>
            <text:p/>
            <text:p text:style-name="P7"><text:span text:style-name="T1">º </text:span>Simular o preço do Item sem precisar se deslocar;</text:p>
            <text:p/>
            <text:p>º O Cliente terá imagens de demonstrações de como ficará o seu pedido, assim podendo personalizar como quiser;</text:p>
            <text:p/>
            <text:p>º Não precisará sair de casa;</text:p>
            <text:p/>
          </draw:text-box>
        </draw:frame>
        <draw:frame draw:style-name="gr7" draw:text-style-name="P6" draw:layer="layout" svg:width="15.48cm" svg:height="0.954cm" svg:x="0.5cm" svg:y="2.538cm">
          <draw:text-box>
            <text:p text:style-name="P7">O Cliente terá confiança em comprar com a empresa, pois: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custom-shape draw:style-name="gr1" draw:text-style-name="P2" draw:layer="layout" svg:width="6.999cm" svg:height="0.5cm" svg:x="0.001cm" svg:y="0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0.5cm" svg:x="0cm" svg:y="1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5cm" svg:height="0.5cm" svg:x="0cm" svg:y="0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22.321cm" svg:height="0.954cm" svg:x="1.945cm" svg:y="2.538cm">
          <draw:text-box>
            <text:p text:style-name="P7">O Portfólio expões variados produtos que a empresa oferece, do simples ao pomposo.</text:p>
          </draw:text-box>
        </draw:frame>
        <draw:frame draw:style-name="gr7" draw:text-style-name="P6" draw:layer="layout" svg:width="21.377cm" svg:height="7.281cm" svg:x="2cm" svg:y="5.5cm">
          <draw:text-box>
            <text:p text:style-name="P7">º É um sistema de fácil acesso e com custo benefício, pois a empresa poderá gerar</text:p>
            <text:p text:style-name="P7">Relatórios sem dificuldade em localizar as vendas;</text:p>
            <text:p text:style-name="P7"/>
            <text:p text:style-name="P7">º Ambiente organizado;</text:p>
            <text:p text:style-name="P7"/>
            <text:p text:style-name="P7">º Agilidade nos pedidos, o cliente já terá informado de como deseja o item.</text:p>
            <text:p text:style-name="P7"/>
            <text:p text:style-name="P7">º Exposição dos produtos produzidos;</text:p>
            <text:p text:style-name="P7"/>
            <text:p text:style-name="P7">º Irá transmitir confiança para a cliente, pois terão acesso ao produto finalizado.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custom-shape draw:style-name="gr1" draw:text-style-name="P2" draw:layer="layout" svg:width="6.999cm" svg:height="0.5cm" svg:x="0.001cm" svg:y="0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0.5cm" svg:x="0cm" svg:y="1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5cm" svg:height="0.5cm" svg:x="0cm" svg:y="0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14.049cm" svg:height="0.954cm" svg:x="7.938cm" svg:y="2cm">
          <draw:text-box>
            <text:p>AS MAIORES DEMANDAS NA FLORICULTURA</text:p>
          </draw:text-box>
        </draw:frame>
        <draw:frame draw:style-name="gr7" draw:text-style-name="P6" draw:layer="layout" svg:width="11.365cm" svg:height="0.954cm" svg:x="7.5cm" svg:y="5cm">
          <draw:text-box>
            <text:p>º Dia das Mães, Namorados, Natal, Páscoa</text:p>
          </draw:text-box>
        </draw:frame>
        <draw:frame draw:style-name="gr7" draw:text-style-name="P9" draw:layer="layout" svg:width="20.691cm" svg:height="4.485cm" svg:x="4cm" svg:y="7.483cm">
          <draw:text-box>
            <text:p text:style-name="P8">São dias com mais demandas no mercado, são clientes que buscam, presentear<text:span text:style-name="T1">,</text:span></text:p>
            <text:p text:style-name="P8"><text:span text:style-name="T1">d</text:span>ecorar a mesa de jantar, fazer surpresas e procuram um meio</text:p>
            <text:p text:style-name="P8">De providenciar os itens da forma mais rápida possível.</text:p>
            <text:p text:style-name="P8"/>
            <text:p text:style-name="P8">O Portfólio personalizado oferece a agilidade, a economia de tempo</text:p>
            <text:p text:style-name="P8"><text:s/>que os seus clientes estão à procura.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 draw:shadow-color="#000000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0T21:39:31.848000000</meta:creation-date>
    <dc:date>2023-09-10T23:44:34.951000000</dc:date>
    <meta:editing-duration>PT24M29S</meta:editing-duration>
    <meta:editing-cycles>6</meta:editing-cycles>
    <meta:generator>LibreOffice/7.1.4.2$Windows_X86_64 LibreOffice_project/a529a4fab45b75fefc5b6226684193eb000654f6</meta:generator>
    <meta:document-statistic meta:object-count="65"/>
  </office:meta>
</office:document-meta>
</file>